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iberation Sérif" svg:font-family="'Liberation Sérif'"/>
    <style:font-face style:name="LiberationSerif" svg:font-family="Liberation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officeooo:paragraph-rsid="00232465"/>
    </style:style>
    <style:style style:name="P3" style:family="paragraph" style:parent-style-name="Preformatted_20_Text">
      <style:paragraph-properties fo:margin-top="0in" fo:margin-bottom="0.1965in" style:contextual-spacing="false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4685" officeooo:paragraph-rsid="00184685"/>
    </style:style>
    <style:style style:name="P5" style:family="paragraph" style:parent-style-name="Standard">
      <style:paragraph-properties fo:text-align="start" style:justify-single-word="false"/>
      <style:text-properties fo:language="fr" fo:country="FR" fo:font-style="italic" style:text-underline-style="none" officeooo:rsid="00184685" officeooo:paragraph-rsid="0018468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184685" officeooo:paragraph-rsid="0018468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184685" officeooo:paragraph-rsid="001f0c82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184685" officeooo:paragraph-rsid="00207d9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1d9d5a" officeooo:paragraph-rsid="001d9d5a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1f0c82" officeooo:paragraph-rsid="001f0c82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1f26ab" officeooo:paragraph-rsid="001f26ab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bold" officeooo:rsid="00207d9e" officeooo:paragraph-rsid="00207d9e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84685" officeooo:paragraph-rsid="00184685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8c1a9" officeooo:paragraph-rsid="0018c1a9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8c1a9" officeooo:paragraph-rsid="001a9899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a9899" officeooo:paragraph-rsid="001a9899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c677d" officeooo:paragraph-rsid="001c677d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language="fr" fo:country="FR" fo:font-style="italic" style:text-underline-style="none" fo:font-weight="normal" officeooo:rsid="001c677d" officeooo:paragraph-rsid="001c677d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c677d" officeooo:paragraph-rsid="001d9d5a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fr" fo:country="FR" fo:font-style="italic" style:text-underline-style="none" fo:font-weight="normal" officeooo:rsid="001c677d" officeooo:paragraph-rsid="00207d9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184685"/>
    </style:style>
    <style:style style:name="P22" style:family="paragraph" style:parent-style-name="Standard">
      <style:paragraph-properties fo:text-align="start" style:justify-single-word="false"/>
      <style:text-properties officeooo:paragraph-rsid="001a9899"/>
    </style:style>
    <style:style style:name="P23" style:family="paragraph" style:parent-style-name="Standard">
      <style:paragraph-properties fo:text-align="start" style:justify-single-word="false"/>
      <style:text-properties officeooo:paragraph-rsid="001d9d5a"/>
    </style:style>
    <style:style style:name="P24" style:family="paragraph" style:parent-style-name="Standard">
      <style:paragraph-properties fo:text-align="start" style:justify-single-word="false"/>
      <style:text-properties officeooo:paragraph-rsid="00207d9e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207d9e"/>
    </style:style>
    <style:style style:name="P26" style:family="paragraph" style:parent-style-name="Standard">
      <style:paragraph-properties fo:text-align="start" style:justify-single-word="false"/>
      <style:text-properties officeooo:paragraph-rsid="0023246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7d9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0c82" style:font-weight-asian="normal" style:font-weight-complex="normal"/>
    </style:style>
    <style:style style:name="T6" style:family="text">
      <style:text-properties fo:font-weight="normal" officeooo:rsid="00207d9e" style:font-weight-asian="normal" style:font-weight-complex="normal"/>
    </style:style>
    <style:style style:name="T7" style:family="text">
      <style:text-properties officeooo:rsid="001a9899"/>
    </style:style>
    <style:style style:name="T8" style:family="text">
      <style:text-properties fo:language="fr" fo:country="FR" fo:font-style="italic" style:text-underline-style="none" fo:font-weight="normal" officeooo:rsid="0018c1a9" style:font-style-asian="italic" style:font-weight-asian="normal" style:font-style-complex="italic" style:font-weight-complex="normal"/>
    </style:style>
    <style:style style:name="T9" style:family="text">
      <style:text-properties fo:language="fr" fo:country="FR" fo:font-style="italic" style:text-underline-style="none" fo:font-weight="normal" officeooo:rsid="001a9899" style:font-style-asian="italic" style:font-weight-asian="normal" style:font-style-complex="italic" style:font-weight-complex="normal"/>
    </style:style>
    <style:style style:name="T10" style:family="text">
      <style:text-properties fo:language="fr" fo:country="FR" fo:font-style="italic" style:text-underline-style="none" fo:font-weight="normal" officeooo:rsid="00184685" style:font-style-asian="italic" style:font-weight-asian="normal" style:font-style-complex="italic" style:font-weight-complex="normal"/>
    </style:style>
    <style:style style:name="T11" style:family="text">
      <style:text-properties fo:language="fr" fo:country="FR" fo:font-style="italic" style:text-underline-style="none" fo:font-weight="normal" officeooo:rsid="001d9d5a" style:font-style-asian="italic" style:font-weight-asian="normal" style:font-style-complex="italic" style:font-weight-complex="normal"/>
    </style:style>
    <style:style style:name="T12" style:family="text">
      <style:text-properties fo:language="fr" fo:country="FR" fo:font-style="italic" style:text-underline-style="none" fo:font-weight="normal" officeooo:rsid="001f0c82" style:font-style-asian="italic" style:font-weight-asian="normal" style:font-style-complex="italic" style:font-weight-complex="normal"/>
    </style:style>
    <style:style style:name="T13" style:family="text">
      <style:text-properties fo:language="fr" fo:country="FR" fo:font-style="italic" style:text-underline-style="none" fo:font-weight="normal" officeooo:rsid="00207d9e" style:font-style-asian="italic" style:font-weight-asian="normal" style:font-style-complex="italic" style:font-weight-complex="normal"/>
    </style:style>
    <style:style style:name="T14" style:family="text">
      <style:text-properties fo:language="fr" fo:country="FR" fo:font-style="italic" style:text-underline-style="none" fo:font-weight="bold" officeooo:rsid="00184685" style:font-style-asian="italic" style:font-weight-asian="bold" style:font-style-complex="italic" style:font-weight-complex="bold"/>
    </style:style>
    <style:style style:name="T15" style:family="text">
      <style:text-properties fo:language="fr" fo:country="FR" fo:font-style="italic" style:text-underline-style="none" fo:font-weight="bold" officeooo:rsid="001f0c82" style:font-style-asian="italic" style:font-weight-asian="bold" style:font-style-complex="italic" style:font-weight-complex="bold"/>
    </style:style>
    <style:style style:name="T16" style:family="text">
      <style:text-properties fo:language="fr" fo:country="FR" fo:font-style="italic" style:text-underline-style="none" fo:font-weight="bold" officeooo:rsid="00207d9e" style:font-style-asian="italic" style:font-weight-asian="bold" style:font-style-complex="italic" style:font-weight-complex="bold"/>
    </style:style>
    <style:style style:name="T17" style:family="text">
      <style:text-properties style:font-name="LiberationSerif"/>
    </style:style>
    <style:style style:name="T18" style:family="text">
      <style:text-properties style:font-name="LiberationSerif" officeooo:rsid="001d9d5a"/>
    </style:style>
    <style:style style:name="T19" style:family="text">
      <style:text-properties style:font-name="LiberationSerif" fo:language="en" fo:country="US" style:text-underline-style="solid" style:text-underline-width="auto" style:text-underline-color="font-color" fo:font-weight="bold" officeooo:rsid="00207d9e" style:font-weight-asian="bold" style:font-weight-complex="bold"/>
    </style:style>
    <style:style style:name="T20" style:family="text">
      <style:text-properties style:font-name="LiberationSerif" fo:language="en" fo:country="US" fo:font-style="normal" style:text-underline-style="none" fo:font-weight="bold" officeooo:rsid="00207d9e" style:font-style-asian="normal" style:font-weight-asian="bold" style:font-style-complex="normal" style:font-weight-complex="bold"/>
    </style:style>
    <style:style style:name="T21" style:family="text">
      <style:text-properties style:font-name="LiberationSerif" fo:language="en" fo:country="US" fo:font-style="normal" style:text-underline-style="none" fo:font-weight="bold" officeooo:rsid="00232465" style:font-style-asian="normal" style:font-weight-asian="bold" style:font-style-complex="normal" style:font-weight-complex="bold"/>
    </style:style>
    <style:style style:name="T22" style:family="text">
      <style:text-properties style:font-name="LiberationSerif" fo:language="en" fo:country="US" fo:font-style="normal" style:text-underline-style="none" fo:font-weight="bold" officeooo:rsid="00207d9e" style:font-name-asian="Noto Sans Mono CJK SC" style:font-style-asian="normal" style:font-weight-asian="bold" style:font-name-complex="Liberation Mono" style:font-style-complex="normal" style:font-weight-complex="bold"/>
    </style:style>
    <style:style style:name="T23" style:family="text">
      <style:text-properties style:font-name="LiberationSerif" fo:language="en" fo:country="US" fo:font-style="normal" style:text-underline-style="none" fo:font-weight="normal" officeooo:rsid="00207d9e" style:font-style-asian="normal" style:font-weight-asian="normal" style:font-style-complex="normal" style:font-weight-complex="normal"/>
    </style:style>
    <style:style style:name="T24" style:family="text">
      <style:text-properties style:font-name="LiberationSerif" fo:language="en" fo:country="US" fo:font-style="normal" style:text-underline-style="none" fo:font-weight="normal" officeooo:rsid="00232465" style:font-style-asian="normal" style:font-weight-asian="normal" style:font-style-complex="normal" style:font-weight-complex="normal"/>
    </style:style>
    <style:style style:name="T25" style:family="text">
      <style:text-properties style:font-name="LiberationSerif" fo:language="en" fo:country="US" fo:font-style="normal" style:text-underline-style="none" fo:font-weight="normal" officeooo:rsid="00232465" style:font-name-asian="Noto Sans Mono CJK SC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style:font-name="LiberationSerif" fo:language="en" fo:country="US" fo:font-style="normal" style:text-underline-style="none" officeooo:rsid="00232465" style:font-style-asian="normal" style:font-style-complex="normal"/>
    </style:style>
    <style:style style:name="T27" style:family="text">
      <style:text-properties officeooo:rsid="001d9d5a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weight="normal" officeooo:rsid="001f0c82" style:font-weight-asian="normal" style:font-weight-complex="normal"/>
    </style:style>
    <style:style style:name="T30" style:family="text">
      <style:text-properties style:font-name="Liberation Serif" officeooo:rsid="001f0c82"/>
    </style:style>
    <style:style style:name="T31" style:family="text">
      <style:text-properties style:font-name="Liberation Serif" fo:language="en" fo:country="US" fo:font-style="normal" style:text-underline-style="none" fo:font-weight="normal" officeooo:rsid="00232465" style:font-style-asian="normal" style:font-weight-asian="normal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 officeooo:rsid="00207d9e"/>
    </style:style>
    <style:style style:name="T33" style:family="text">
      <style:text-properties officeooo:rsid="00232465"/>
    </style:style>
    <style:style style:name="T34" style:family="text">
      <style:text-properties fo:language="en" fo:country="US" fo:font-style="normal" style:text-underline-style="none" fo:font-weight="normal" officeooo:rsid="0023246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(Regular Expression) python : Cheat Sheet</text:p>
      <text:p text:style-name="P4"/>
      <text:p text:style-name="P5"><text:span text:style-name="T2">re.compile(“pattern”, </text:span><text:span text:style-name="T3">flags=0</text:span><text:span text:style-name="T2">) </text:span>: <text:span text:style-name="T1">compile</text:span> un pattern à chercher dans un string. <text:span text:style-name="T32">Voir à la fin pour flags</text:span></text:p>
      <text:p text:style-name="P5"/>
      <text:p text:style-name="P5"><text:span text:style-name="T2">re.search(r’pattern’, “string”) </text:span>: cherche le pattern dans string, si on met r (raw string literal) les caractères de pattern sont alors interprétés littéralement. Ex : ‘\’ va être interprété littéralement.</text:p>
      <text:p text:style-name="P5"/>
      <text:p text:style-name="P8">re.find(<text:span text:style-name="T27">pattern, string</text:span>) <text:span text:style-name="T4">: </text:span><text:span text:style-name="T6">retourne la première occurrence de pattern</text:span></text:p>
      <text:p text:style-name="P6"><text:span text:style-name="T4"/></text:p>
      <text:p text:style-name="P9">re.findall(pattern, string): <text:span text:style-name="T4">R</text:span><text:span text:style-name="T5">etourne une liste de string avec toutes les occurrences de pattern</text:span></text:p>
      <text:p text:style-name="P5"/>
      <text:p text:style-name="P10">re.finditer(<text:span text:style-name="T27">pattern, string) :</text:span><text:span text:style-name="T4">Même chose que findall, mais retourne les objets re.match de toutes les occurences</text:span></text:p>
      <text:p text:style-name="P10"><text:span text:style-name="T4"/></text:p>
      <text:p text:style-name="P21"><text:span text:style-name="T15">pattern</text:span><text:span text:style-name="T14">.split(</text:span><text:span text:style-name="T15">string, [maxsplit=0]</text:span><text:span text:style-name="T14">) </text:span><text:span text:style-name="T10">: </text:span><text:span text:style-name="T12">sépare la string en fonction de pattern, max split correspond au nombre maximum de séparation voulue (0=illimitée).</text:span></text:p>
      <text:p text:style-name="P6"><text:span text:style-name="T4"/></text:p>
      <text:p text:style-name="P23"><text:span text:style-name="T14">re.match(r’pattern’, “string”) :</text:span><text:span text:style-name="T10"> </text:span><text:span text:style-name="T11">retourne pattern si pattern se situe au début de string</text:span></text:p>
      <text:p text:style-name="P11">ou pattern.match(‘string’)</text:p>
      <text:p text:style-name="P6"/>
      <text:p text:style-name="P6">re.search().group() :<text:span text:style-name="T4"> Retourne la chaine de caractère trouvé par search.</text:span></text:p>
      <text:p text:style-name="P6"><text:span text:style-name="Source_20_Text"><text:span text:style-name="T5"/></text:span></text:p>
      <text:p text:style-name="P7"><text:span text:style-name="Source_20_Text"><text:span text:style-name="T30">re.sub(pattern, repl, string, flags=0) </text:span></text:span><text:span text:style-name="Source_20_Text"><text:span text:style-name="T29">: remplace pattern par repl et retourne la string modifiée</text:span></text:span></text:p>
      <text:p text:style-name="P7"><text:span text:style-name="Source_20_Text"><text:span text:style-name="T29"/></text:span></text:p>
      <text:p text:style-name="P7"><text:span text:style-name="Source_20_Text"><text:span text:style-name="T30">re.subn(pattern, repl, string, count=0) </text:span></text:span><text:span text:style-name="Source_20_Text"><text:span text:style-name="T29">: retourne un tuple qui contient la string modifié et le nombre de remplacement.</text:span></text:span></text:p>
      <text:p text:style-name="P6"><text:span text:style-name="T4"/></text:p>
      <text:p text:style-name="P12">re.start(pattern, string) <text:span text:style-name="T4">: retourne l’indice de début de pattern</text:span></text:p>
      <text:p text:style-name="P24"><text:span text:style-name="T16">pattern.end(string) : </text:span><text:span text:style-name="T13">retourne l’indice de fin de pattern</text:span></text:p>
      <text:p text:style-name="P12">pattern.span(string) : <text:span text:style-name="T4">retourne (start, end)</text:span></text:p>
      <text:p text:style-name="P12"><text:span text:style-name="T4"/></text:p>
      <text:p text:style-name="P13">Pour chercher des caractères :</text:p>
      <text:p text:style-name="P13">. : <text:span text:style-name="T33">Correspond à n’importe quel caractère sauf newline</text:span></text:p>
      <text:p text:style-name="P13"/>
      <text:p text:style-name="P13">^ : Correspond au début de string</text:p>
      <text:p text:style-name="P13">$ : Correspond à fin de string</text:p>
      <text:p text:style-name="P13"/>
      <text:p text:style-name="P14">\ : Pour intégrer les métacaractères (espace, tab, etc..) <text:s/>s’il n’y a pas de métacaractère connu après \ alors interprété littéralement. </text:p>
      <text:p text:style-name="P14"/>
      <text:p text:style-name="P14">\w : Correspond à nimporte quelle lettre, chiffre ou underscore</text:p>
      <text:p text:style-name="P14">\W :Inverse de \W</text:p>
      <text:p text:style-name="P14"/>
      <text:p text:style-name="P14">\s : Correspond à tab, espace, newline, return</text:p>
      <text:p text:style-name="P14">\S : Inverse de \s</text:p>
      <text:p text:style-name="P14"/>
      <text:p text:style-name="P14">\d : Correspond à tous les chiffres</text:p>
      <text:p text:style-name="P14">\D :Inverse de \d</text:p>
      <text:p text:style-name="P14"/>
      <text:p text:style-name="P14">\t : tab</text:p>
      <text:p text:style-name="P14">\n: newline</text:p>
      <text:p text:style-name="P14"><text:soft-page-break/>\r: return</text:p>
      <text:p text:style-name="P14"/>
      <text:p text:style-name="P14"/>
      <text:p text:style-name="P14">+ : Répétitions du caractère précédent <text:span text:style-name="T7">au moins une fois, si il n’apparait pas retourne None</text:span>. Ex : ‘o+’ va correspondre tous les ‘o’ d’affilé.</text:p>
      <text:p text:style-name="P22"><text:span text:style-name="T8">* : <text:s/>Répétitions du caractère précédent </text:span><text:span text:style-name="T9">au moins 0 fois, retourne string si le caractère recherché n’y est pas.</text:span></text:p>
      <text:p text:style-name="P15">? : Cherche si le caractère précédent apparaît <text:span text:style-name="T7">exactement 0 ou 1 fois, s’il apparaît plusieurs fois alors retourne None.</text:span></text:p>
      <text:p text:style-name="P15"/>
      <text:p text:style-name="P16">[a-zA-Z0-9] : correspond à toutes les lettres peu importe la casse et les chiffres</text:p>
      <text:p text:style-name="P16"/>
      <text:p text:style-name="P16">{x} : Répète le caractère x fois. Ex re.search(r‘o{2}’, ‘ooooo’) retourne ‘oo’ </text:p>
      <text:p text:style-name="P15"><text:s/><text:span text:style-name="T7">{x,} : Répète le caractère au moins x fois.</text:span></text:p>
      <text:p text:style-name="P16">{x,y} : Répète le caractère minimum x fois et maximum y fois</text:p>
      <text:p text:style-name="P16"/>
      <text:p text:style-name="P16"/>
      <text:p text:style-name="P17">() : forme des groupe de chaine </text:p>
      <text:p text:style-name="P17">Ex :</text:p>
      <text:list xml:id="list2766073378" text:style-name="L1">
        <text:list-item>
          <text:p text:style-name="P18">re.search(r’(group1)@(group2),’group1@group2’).group()→ ‘<text:a xlink:type="simple" xlink:href="mailto:group1@group2" text:style-name="Internet_20_link" text:visited-style-name="Visited_20_Internet_20_Link">group1@group2</text:a>’</text:p>
        </text:list-item>
        <text:list-item>
          <text:p text:style-name="P18">re.search(r’(group1)@(group2),’<text:a xlink:type="simple" xlink:href="mailto:group1@group2" text:style-name="Internet_20_link" text:visited-style-name="Visited_20_Internet_20_Link">group1@group2</text:a>’).group(1)→’group1’</text:p>
        </text:list-item>
        <text:list-item>
          <text:p text:style-name="P18">re.search(r’(group1)@(group2),’<text:a xlink:type="simple" xlink:href="mailto:group1@group2" text:style-name="Internet_20_link" text:visited-style-name="Visited_20_Internet_20_Link">group1@group2</text:a>’).group(2)→’group2’</text:p>
        </text:list-item>
      </text:list>
      <text:p text:style-name="P17"/>
      <text:p text:style-name="P17"><text:span text:style-name="Source_20_Text"><text:span text:style-name="T17">(?P&lt;’name’&gt;…) : permet de grouper en donnant des noms aux groupes, ici ‘name’, … correspond au reste de la syntaxe.</text:span></text:span></text:p>
      <text:p text:style-name="P17"><text:span text:style-name="Source_20_Text"><text:span text:style-name="T17"/></text:span></text:p>
      <text:p text:style-name="P17"><text:span text:style-name="Source_20_Text"><text:span text:style-name="T17">* </text:span></text:span><text:span text:style-name="Source_20_Text"><text:span text:style-name="T18">et + sont des métacaractères dit greedy(avares) ils vont matcher le max de caractère possible.</text:span></text:span></text:p>
      <text:p text:style-name="P19"><text:span text:style-name="Source_20_Text"><text:span text:style-name="T18">Ex : re.search(r’&lt;.*&gt;, ‘&lt;h1&gt;TITLE&lt;/h1&gt;’) retourne ‘&lt;h1&gt;TITLE&lt;/h1&gt;’</text:span></text:span></text:p>
      <text:p text:style-name="P19"><text:span text:style-name="Source_20_Text"><text:span text:style-name="T18"/></text:span></text:p>
      <text:p text:style-name="P19"><text:span text:style-name="Source_20_Text"><text:span text:style-name="T18">Si on veut s’arrêter à la première occurrence du second caractère, on peut utiliser *?.</text:span></text:span></text:p>
      <text:p text:style-name="P19"><text:span text:style-name="Source_20_Text"><text:span text:style-name="T18">Ex : re.search(r’&lt;.*?&gt;, ‘&lt;h1&gt;TITLE&lt;/h1&gt;’) retourne ‘&lt;h1&gt;’</text:span></text:span></text:p>
      <text:p text:style-name="P19"><text:span text:style-name="Source_20_Text"><text:span text:style-name="T18"/></text:span></text:p>
      <text:p text:style-name="P19"><text:span text:style-name="Source_20_Text"><text:span text:style-name="T18"/></text:span></text:p>
      <text:p text:style-name="P20"><text:span text:style-name="Source_20_Text"><text:span text:style-name="T19">flags :</text:span></text:span></text:p>
      <text:p text:style-name="P20"><text:span text:style-name="Source_20_Text"><text:span text:style-name="T19"/></text:span></text:p>
      <text:list xml:id="list2882569056" text:style-name="L2">
        <text:list-item>
          <text:p text:style-name="P25"><text:span text:style-name="Source_20_Text"><text:span text:style-name="T20">re.I = re.IGNORCASE </text:span></text:span><text:span text:style-name="Source_20_Text"><text:span text:style-name="T23">: </text:span></text:span><text:span text:style-name="Source_20_Text"><text:span text:style-name="T25">Rend les matchs insensibles <text:s/>la casse</text:span></text:span><text:span text:style-name="Source_20_Text"><text:span text:style-name="T23"><text:line-break/></text:span></text:span></text:p>
        </text:list-item>
        <text:list-item>
          <text:p text:style-name="P25"><text:span text:style-name="Strong_20_Emphasis"><text:span text:style-name="T22">re.S = re.DOTALL : </text:span></text:span><text:span text:style-name="Source_20_Text"><text:span text:style-name="T25">Autorise</text:span></text:span><text:span text:style-name="Source_20_Text"><text:span text:style-name="T23"> ‘.’ </text:span></text:span><text:span text:style-name="Source_20_Text"><text:span text:style-name="T24">à correspondre à tous les caractères incluant newline</text:span></text:span><text:span text:style-name="Source_20_Text"><text:span text:style-name="T23">. <text:line-break/></text:span></text:span></text:p>
        </text:list-item>
        <text:list-item>
          <text:p text:style-name="P25"><text:span text:style-name="Source_20_Text"><text:span text:style-name="T20">re.M = re.</text:span></text:span><text:span text:style-name="Source_20_Text"><text:span text:style-name="Strong_20_Emphasis"><text:span text:style-name="T20">MULTILINE :</text:span></text:span></text:span><text:span text:style-name="Source_20_Text"><text:span text:style-name="T23"> Allows start of string (^) and end of string ($) anchor to match newlines as well. <text:line-break/></text:span></text:span></text:p>
        </text:list-item>
        <text:list-item>
          <text:p text:style-name="P25"><text:span text:style-name="Source_20_Text"><text:span text:style-name="T20">re.X = re.</text:span></text:span><text:span text:style-name="Source_20_Text"><text:span text:style-name="Strong_20_Emphasis"><text:span text:style-name="T20">VERBOSE :</text:span></text:span></text:span><text:span text:style-name="Source_20_Text"><text:span text:style-name="T20"> </text:span></text:span><text:span text:style-name="Source_20_Text"><text:span text:style-name="T25">Autorise à ajouter des espaces et des commentaires dans les patterns pour rendre plus lisible.</text:span></text:span><text:span text:style-name="Source_20_Text"><text:span text:style-name="T23"> </text:span></text:span><text:span text:style-name="Source_20_Text"><text:span text:style-name="T24">Les commentaires sont avec des #</text:span></text:span></text:p>
        </text:list-item>
      </text:list>
      <text:p text:style-name="P24"><text:span text:style-name="Source_20_Text"><text:span text:style-name="T24"/></text:span></text:p>
      <text:p text:style-name="P26"><text:span text:style-name="Source_20_Text"><text:span text:style-name="T21">Ex :</text:span></text:span></text:p>
      <text:p text:style-name="P2"><text:span text:style-name="Source_20_Text"><text:span text:style-name="T31">pattern = re.compile(r"""</text:span></text:span></text:p>
      <text:p text:style-name="P1"><text:span text:style-name="Source_20_Text"><text:span text:style-name="T28">[\w\.-]+ <text:s text:c="12"/>#First part</text:span></text:span></text:p>
      <text:p text:style-name="P1"><text:span text:style-name="Source_20_Text"><text:span text:style-name="T28">@ <text:s text:c="20"/>#Matches @ sign within email addresses</text:span></text:span></text:p>
      <text:p text:style-name="P1"><text:span text:style-name="Source_20_Text"><text:span text:style-name="T28">datacamp.com #Domain</text:span></text:span></text:p>
      <text:p text:style-name="P3"><text:span text:style-name="Source_20_Text"><text:span text:style-name="T28">""", re.X | re.I)</text:span></text:span></text:p>
      <text:p text:style-name="P26"><text:span text:style-name="Source_20_Text"><text:span text:style-name="T2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iberation Sérif" svg:font-family="'Liberation Sérif'"/>
    <style:font-face style:name="LiberationSerif" svg:font-family="LiberationSerif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3T14:05:35.951355923</meta:creation-date>
    <dc:date>2020-11-03T15:31:37.038319278</dc:date>
    <meta:editing-duration>PT11M16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2" meta:paragraph-count="57" meta:word-count="569" meta:character-count="3726" meta:non-whitespace-character-count="3177"/>
  </office:meta>
</office:document-meta>
</file>